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rsa" svg:font-family="Yrsa" style:font-pitch="variable"/>
    <style:font-face style:name="Yrsa SemiBold" svg:font-family="'Yrsa SemiBold'" style:font-pitch="variable"/>
  </office:font-face-decls>
  <office:automatic-styles>
    <style:style style:name="P1" style:family="paragraph" style:parent-style-name="Footer">
      <style:text-properties officeooo:rsid="0029c94c" officeooo:paragraph-rsid="0029c94c"/>
    </style:style>
    <style:style style:name="P2" style:family="paragraph" style:parent-style-name="Standard">
      <style:paragraph-properties fo:text-align="center" style:justify-single-word="false"/>
      <style:text-properties style:font-name="Yrsa SemiBold" fo:font-size="20pt" officeooo:rsid="001b95ad" officeooo:paragraph-rsid="001b95ad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Yrsa" fo:font-size="12pt" officeooo:rsid="001b95ad" officeooo:paragraph-rsid="001b95ad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Yrsa" fo:font-size="15pt" officeooo:rsid="001b95ad" officeooo:paragraph-rsid="001b95ad" style:font-size-asian="15pt" style:font-size-complex="15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Yrsa" fo:font-size="12pt" officeooo:rsid="001b95ad" officeooo:paragraph-rsid="001b95ad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Yrsa" fo:font-size="12pt" officeooo:rsid="003bc2be" officeooo:paragraph-rsid="003bc2be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Yrsa" fo:font-size="12pt" officeooo:rsid="0040c20d" officeooo:paragraph-rsid="0040c20d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Yrsa" fo:font-size="12pt" officeooo:rsid="0041b23c" officeooo:paragraph-rsid="0041b23c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Yrsa" fo:font-size="12pt" officeooo:rsid="00442ea0" officeooo:paragraph-rsid="0041b23c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Yrsa" fo:font-size="12pt" officeooo:rsid="00690e57" officeooo:paragraph-rsid="00690e57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Yrsa" fo:font-size="12pt" fo:font-weight="bold" officeooo:rsid="002b8c7f" officeooo:paragraph-rsid="002b8c7f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Yrsa" fo:font-size="12pt" fo:font-weight="normal" officeooo:rsid="003d79b8" officeooo:paragraph-rsid="003d79b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Yrsa" fo:font-size="12pt" fo:font-weight="normal" officeooo:rsid="004e148d" officeooo:paragraph-rsid="003d79b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Yrsa" fo:font-size="12pt" fo:font-style="italic" fo:font-weight="normal" officeooo:rsid="00442ea0" officeooo:paragraph-rsid="00442ea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Yrsa" fo:font-size="12pt" fo:font-style="italic" fo:font-weight="normal" officeooo:rsid="004e148d" officeooo:paragraph-rsid="004e148d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Yrsa" fo:font-size="12pt" fo:font-style="italic" fo:font-weight="normal" officeooo:rsid="004e148d" officeooo:paragraph-rsid="00832315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Yrsa" fo:font-size="12pt" fo:font-style="italic" fo:font-weight="normal" officeooo:rsid="004e148d" officeooo:paragraph-rsid="008803f9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Yrsa" fo:font-size="12pt" fo:font-style="italic" fo:font-weight="normal" officeooo:rsid="005dfdba" officeooo:paragraph-rsid="005dfdba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Yrsa" fo:font-size="12pt" fo:font-style="italic" fo:font-weight="normal" officeooo:rsid="005dfdba" officeooo:paragraph-rsid="005ed5cd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Yrsa" fo:font-size="12pt" fo:font-style="italic" fo:font-weight="normal" officeooo:rsid="0054c90f" officeooo:paragraph-rsid="0054c90f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Yrsa" fo:font-size="12pt" fo:font-style="italic" fo:font-weight="normal" officeooo:rsid="00618929" officeooo:paragraph-rsid="00618929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Yrsa" fo:font-size="12pt" fo:font-style="italic" fo:font-weight="normal" officeooo:rsid="0064b3c3" officeooo:paragraph-rsid="0064b3c3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Yrsa" fo:font-size="12pt" fo:font-style="italic" officeooo:rsid="00700e10" officeooo:paragraph-rsid="00700e10" style:font-size-asian="10.5pt" style:font-style-asian="italic" style:font-size-complex="12pt" style:font-style-complex="italic"/>
    </style:style>
    <style:style style:name="P24" style:family="paragraph" style:parent-style-name="Standard">
      <style:paragraph-properties fo:text-align="justify" style:justify-single-word="false"/>
      <style:text-properties style:font-name="Yrsa" fo:font-size="12pt" fo:font-style="italic" officeooo:rsid="00700e10" officeooo:paragraph-rsid="00690e57" style:font-size-asian="10.5pt" style:font-style-asian="italic" style:font-size-complex="12pt" style:font-style-complex="italic"/>
    </style:style>
    <style:style style:name="P25" style:family="paragraph" style:parent-style-name="Standard">
      <style:paragraph-properties fo:text-align="justify" style:justify-single-word="false"/>
      <style:text-properties style:font-name="Yrsa" fo:font-size="12pt" fo:font-style="italic" officeooo:rsid="0071e84f" officeooo:paragraph-rsid="0071e84f" style:font-size-asian="10.5pt" style:font-style-asian="italic" style:font-size-complex="12pt" style:font-style-complex="italic"/>
    </style:style>
    <style:style style:name="P26" style:family="paragraph" style:parent-style-name="Standard">
      <style:paragraph-properties fo:text-align="justify" style:justify-single-word="false"/>
      <style:text-properties style:font-name="Yrsa" fo:font-size="12pt" fo:font-style="italic" officeooo:rsid="00690e57" officeooo:paragraph-rsid="007c7886" style:font-size-asian="10.5pt" style:font-style-asian="italic" style:font-size-complex="12pt" style:font-style-complex="italic"/>
    </style:style>
    <style:style style:name="P27" style:family="paragraph" style:parent-style-name="Standard">
      <style:paragraph-properties fo:text-align="justify" style:justify-single-word="false"/>
      <style:text-properties style:font-name="Yrsa" fo:font-size="12pt" fo:font-style="italic" officeooo:rsid="00805431" officeooo:paragraph-rsid="00805431" style:font-size-asian="10.5pt" style:font-style-asian="italic" style:font-size-complex="12pt" style:font-style-complex="italic"/>
    </style:style>
    <style:style style:name="P28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4eecb0" officeooo:paragraph-rsid="004eecb0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3d79b8" officeooo:paragraph-rsid="005125c7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54c90f" officeooo:paragraph-rsid="0054c90f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56e7df" officeooo:paragraph-rsid="0056e7df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579703" officeooo:paragraph-rsid="00579703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58e887" officeooo:paragraph-rsid="0058e88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89759d" officeooo:paragraph-rsid="0089759d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8bde86" officeooo:paragraph-rsid="008bde86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8ccf9f" officeooo:paragraph-rsid="008e9461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8ccf9f" officeooo:paragraph-rsid="0094dd81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8ccf9f" officeooo:paragraph-rsid="0097ca01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b19529" officeooo:paragraph-rsid="00b19529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Yrsa" fo:font-size="12pt" fo:font-style="normal" fo:font-weight="normal" officeooo:rsid="00b48e8c" officeooo:paragraph-rsid="00b48e8c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Yrsa" fo:font-size="15pt" fo:font-weight="bold" officeooo:rsid="003bc2be" officeooo:paragraph-rsid="003bc2be" style:font-size-asian="15pt" style:font-weight-asian="bold" style:font-size-complex="15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Yrsa" fo:font-size="15pt" fo:font-weight="bold" officeooo:rsid="003d79b8" officeooo:paragraph-rsid="003d79b8" style:font-size-asian="15pt" style:font-weight-asian="bold" style:font-size-complex="15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Yrsa" fo:font-size="15pt" fo:font-weight="bold" officeooo:rsid="0040c20d" officeooo:paragraph-rsid="0040c20d" style:font-size-asian="15pt" style:font-weight-asian="bold" style:font-size-complex="15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Yrsa" fo:font-size="15pt" fo:font-style="normal" fo:font-weight="bold" officeooo:rsid="0056e7df" officeooo:paragraph-rsid="0056e7df" style:font-size-asian="13.1000003814697pt" style:font-style-asian="normal" style:font-weight-asian="bold" style:font-size-complex="15pt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Yrsa" fo:font-size="15pt" fo:font-style="normal" fo:font-weight="bold" officeooo:rsid="0089759d" officeooo:paragraph-rsid="0089759d" style:font-size-asian="13.1000003814697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e8022" style:font-weight-asian="normal" style:font-weight-complex="normal"/>
    </style:style>
    <style:style style:name="T3" style:family="text">
      <style:text-properties fo:font-weight="normal" officeooo:rsid="0071e84f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5cfea3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407eb6" style:font-style-asian="italic" style:font-weight-asian="bold" style:font-style-complex="italic" style:font-weight-complex="bold"/>
    </style:style>
    <style:style style:name="T8" style:family="text">
      <style:text-properties officeooo:rsid="003bc2be"/>
    </style:style>
    <style:style style:name="T9" style:family="text">
      <style:text-properties officeooo:rsid="003f424f"/>
    </style:style>
    <style:style style:name="T10" style:family="text">
      <style:text-properties officeooo:rsid="00407eb6"/>
    </style:style>
    <style:style style:name="T11" style:family="text">
      <style:text-properties officeooo:rsid="0040ee0f"/>
    </style:style>
    <style:style style:name="T12" style:family="text">
      <style:text-properties fo:color="#ff8000" loext:opacity="100%"/>
    </style:style>
    <style:style style:name="T13" style:family="text">
      <style:text-properties fo:color="#ff8000" loext:opacity="100%" officeooo:rsid="005ed5cd"/>
    </style:style>
    <style:style style:name="T14" style:family="text">
      <style:text-properties fo:color="#ff8000" loext:opacity="100%" officeooo:rsid="00666b07"/>
    </style:style>
    <style:style style:name="T15" style:family="text">
      <style:text-properties fo:color="#ff8000" loext:opacity="100%" fo:font-weight="normal" style:font-weight-asian="normal" style:font-weight-complex="normal"/>
    </style:style>
    <style:style style:name="T16" style:family="text">
      <style:text-properties fo:color="#ff8000" loext:opacity="100%" fo:font-weight="normal" officeooo:rsid="0071e84f" style:font-weight-asian="normal" style:font-weight-complex="normal"/>
    </style:style>
    <style:style style:name="T17" style:family="text">
      <style:text-properties fo:color="#ff8000" loext:opacity="100%" fo:font-style="normal" officeooo:rsid="0080634d" style:font-style-asian="normal" style:font-style-complex="normal"/>
    </style:style>
    <style:style style:name="T18" style:family="text">
      <style:text-properties fo:color="#ff8000" loext:opacity="100%" officeooo:rsid="00832315"/>
    </style:style>
    <style:style style:name="T19" style:family="text">
      <style:text-properties fo:background-color="transparent" loext:char-shading-value="0"/>
    </style:style>
    <style:style style:name="T20" style:family="text">
      <style:text-properties fo:background-color="transparent" loext:char-shading-value="0"/>
    </style:style>
    <style:style style:name="T21" style:family="text">
      <style:text-properties fo:color="#0000ff" loext:opacity="100%"/>
    </style:style>
    <style:style style:name="T22" style:family="text">
      <style:text-properties fo:color="#0000ff" loext:opacity="100%" fo:font-style="italic" style:font-style-asian="italic" style:font-style-complex="italic"/>
    </style:style>
    <style:style style:name="T23" style:family="text">
      <style:text-properties fo:color="#0000ff" loext:opacity="100%" fo:font-style="italic" officeooo:rsid="0040ee0f" style:font-style-asian="italic" style:font-style-complex="italic"/>
    </style:style>
    <style:style style:name="T24" style:family="text">
      <style:text-properties fo:color="#0000ff" loext:opacity="100%" fo:font-style="italic" officeooo:rsid="003f424f" style:font-style-asian="italic" style:font-style-complex="italic"/>
    </style:style>
    <style:style style:name="T25" style:family="text">
      <style:text-properties fo:color="#0000ff" loext:opacity="100%" fo:font-style="italic" officeooo:rsid="00407eb6" style:font-style-asian="italic" style:font-style-complex="italic"/>
    </style:style>
    <style:style style:name="T26" style:family="text">
      <style:text-properties fo:color="#0000ff" loext:opacity="100%" fo:font-style="italic" officeooo:rsid="00a36e83" style:font-style-asian="italic" style:font-style-complex="italic"/>
    </style:style>
    <style:style style:name="T27" style:family="text">
      <style:text-properties fo:color="#0000ff" loext:opacity="100%" fo:font-style="italic" officeooo:rsid="008b44dc" style:font-style-asian="italic" style:font-style-complex="italic"/>
    </style:style>
    <style:style style:name="T28" style:family="text">
      <style:text-properties fo:color="#0000ff" loext:opacity="100%" fo:font-style="italic" officeooo:rsid="0094dd81" style:font-style-asian="italic" style:font-style-complex="italic"/>
    </style:style>
    <style:style style:name="T29" style:family="text">
      <style:text-properties fo:color="#0000ff" loext:opacity="100%" fo:font-style="italic" officeooo:rsid="0096be1c" style:font-style-asian="italic" style:font-style-complex="italic"/>
    </style:style>
    <style:style style:name="T30" style:family="text">
      <style:text-properties fo:color="#0000ff" loext:opacity="100%" fo:font-style="italic" officeooo:rsid="00ada522" style:font-style-asian="italic" style:font-style-complex="italic"/>
    </style:style>
    <style:style style:name="T31" style:family="text">
      <style:text-properties fo:color="#0000ff" loext:opacity="100%" fo:font-style="italic" style:text-underline-style="none" style:font-style-asian="italic" style:font-style-complex="italic"/>
    </style:style>
    <style:style style:name="T32" style:family="text">
      <style:text-properties fo:color="#0000ff" loext:opacity="100%" fo:font-style="italic" style:text-underline-style="none" officeooo:rsid="00ad6032" style:font-style-asian="italic" style:font-style-complex="italic"/>
    </style:style>
    <style:style style:name="T33" style:family="text">
      <style:text-properties fo:color="#0000ff" loext:opacity="100%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color="#0000ff" loext:opacity="100%" fo:font-weight="normal" style:font-weight-asian="normal" style:font-weight-complex="normal"/>
    </style:style>
    <style:style style:name="T35" style:family="text">
      <style:text-properties fo:color="#0000ff" loext:opacity="100%" fo:font-weight="normal" officeooo:rsid="0071e84f" style:font-weight-asian="normal" style:font-weight-complex="normal"/>
    </style:style>
    <style:style style:name="T36" style:family="text">
      <style:text-properties fo:color="#0000ff" loext:opacity="100%" style:text-underline-style="solid" style:text-underline-width="auto" style:text-underline-color="font-color"/>
    </style:style>
    <style:style style:name="T37" style:family="text">
      <style:text-properties fo:color="#0000ff" loext:opacity="100%" style:text-underline-style="none"/>
    </style:style>
    <style:style style:name="T38" style:family="text">
      <style:text-properties fo:color="#0000ff" loext:opacity="100%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color="#0000ff" loext:opacity="100%" fo:font-style="normal" fo:font-weight="normal" officeooo:rsid="009db375" style:font-style-asian="normal" style:font-weight-asian="normal" style:font-style-complex="normal" style:font-weight-complex="normal"/>
    </style:style>
    <style:style style:name="T40" style:family="text">
      <style:text-properties fo:color="#0000ff" loext:opacity="100%" officeooo:rsid="00a36e83"/>
    </style:style>
    <style:style style:name="T41" style:family="text">
      <style:text-properties fo:color="#0000ff" loext:opacity="100%" officeooo:rsid="008b44dc"/>
    </style:style>
    <style:style style:name="T42" style:family="text">
      <style:text-properties fo:color="#0000ff" loext:opacity="100%" officeooo:rsid="0094dd81"/>
    </style:style>
    <style:style style:name="T43" style:family="text">
      <style:text-properties fo:color="#0000ff" loext:opacity="100%" officeooo:rsid="0096be1c"/>
    </style:style>
    <style:style style:name="T44" style:family="text">
      <style:text-properties fo:color="#00ff00" loext:opacity="100%"/>
    </style:style>
    <style:style style:name="T45" style:family="text">
      <style:text-properties fo:color="#00ff00" loext:opacity="100%" fo:font-style="italic" style:font-style-asian="italic" style:font-style-complex="italic"/>
    </style:style>
    <style:style style:name="T46" style:family="text">
      <style:text-properties fo:color="#00ff00" loext:opacity="100%" fo:font-style="italic" officeooo:rsid="00407eb6" style:font-style-asian="italic" style:font-style-complex="italic"/>
    </style:style>
    <style:style style:name="T47" style:family="text">
      <style:text-properties fo:color="#00ff00" loext:opacity="100%"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color="#00ff00" loext:opacity="100%" officeooo:rsid="005ed5cd"/>
    </style:style>
    <style:style style:name="T49" style:family="text">
      <style:text-properties fo:color="#00ff00" loext:opacity="100%" fo:font-weight="normal" style:font-weight-asian="normal" style:font-weight-complex="normal"/>
    </style:style>
    <style:style style:name="T50" style:family="text">
      <style:text-properties fo:color="#00ff00" loext:opacity="100%" fo:font-weight="normal" officeooo:rsid="0071e84f" style:font-weight-asian="normal" style:font-weight-complex="normal"/>
    </style:style>
    <style:style style:name="T51" style:family="text">
      <style:text-properties fo:color="#00ff00" loext:opacity="100%" fo:font-weight="normal" officeooo:rsid="009db375" style:font-weight-asian="normal" style:font-weight-complex="normal"/>
    </style:style>
    <style:style style:name="T52" style:family="text">
      <style:text-properties fo:color="#00ff00" loext:opacity="100%" fo:font-weight="normal" officeooo:rsid="006d3d72" style:font-weight-asian="normal" style:font-weight-complex="normal"/>
    </style:style>
    <style:style style:name="T53" style:family="text">
      <style:text-properties fo:color="#00ff00" loext:opacity="100%" fo:font-weight="normal" officeooo:rsid="0080634d" style:font-weight-asian="normal" style:font-weight-complex="normal"/>
    </style:style>
    <style:style style:name="T54" style:family="text">
      <style:text-properties fo:color="#00ff00" loext:opacity="100%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color="#00ff00" loext:opacity="100%" fo:font-style="normal" fo:font-weight="normal" officeooo:rsid="009db375" style:font-style-asian="normal" style:font-weight-asian="normal" style:font-style-complex="normal" style:font-weight-complex="normal"/>
    </style:style>
    <style:style style:name="T56" style:family="text">
      <style:text-properties fo:color="#00ff00" loext:opacity="100%" fo:font-style="normal" fo:font-weight="normal" officeooo:rsid="006d3d72" style:font-style-asian="normal" style:font-weight-asian="normal" style:font-style-complex="normal" style:font-weight-complex="normal"/>
    </style:style>
    <style:style style:name="T57" style:family="text">
      <style:text-properties fo:color="#00ff00" loext:opacity="100%" fo:font-style="normal" fo:font-weight="normal" officeooo:rsid="0080634d" style:font-style-asian="normal" style:font-weight-asian="normal" style:font-style-complex="normal" style:font-weight-complex="normal"/>
    </style:style>
    <style:style style:name="T58" style:family="text">
      <style:text-properties fo:font-style="normal" officeooo:rsid="00832315" style:font-style-asian="normal" style:font-style-complex="normal"/>
    </style:style>
    <style:style style:name="T59" style:family="text">
      <style:text-properties fo:font-style="normal" officeooo:rsid="0080634d" style:font-style-asian="normal" style:font-style-complex="normal"/>
    </style:style>
    <style:style style:name="T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6a6e2a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6d3d72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6e8022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80634d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9db375" style:font-style-asian="normal" style:font-weight-asian="normal" style:font-style-complex="normal" style:font-weight-complex="normal"/>
    </style:style>
    <style:style style:name="T66" style:family="text">
      <style:text-properties officeooo:rsid="004fbfa7"/>
    </style:style>
    <style:style style:name="T67" style:family="text">
      <style:text-properties officeooo:rsid="005b5f20"/>
    </style:style>
    <style:style style:name="T68" style:family="text">
      <style:text-properties officeooo:rsid="005cfea3"/>
    </style:style>
    <style:style style:name="T69" style:family="text">
      <style:text-properties officeooo:rsid="005db300"/>
    </style:style>
    <style:style style:name="T70" style:family="text">
      <style:text-properties officeooo:rsid="005ed5cd"/>
    </style:style>
    <style:style style:name="T71" style:family="text">
      <style:text-properties fo:color="#ff00ff" loext:opacity="100%"/>
    </style:style>
    <style:style style:name="T72" style:family="text">
      <style:text-properties fo:color="#ff00ff" loext:opacity="100%" officeooo:rsid="005ed5cd"/>
    </style:style>
    <style:style style:name="T73" style:family="text">
      <style:text-properties fo:color="#ff00ff" loext:opacity="100%" fo:font-weight="normal" style:font-weight-asian="normal" style:font-weight-complex="normal"/>
    </style:style>
    <style:style style:name="T74" style:family="text">
      <style:text-properties fo:color="#ff00ff" loext:opacity="100%" fo:font-weight="normal" officeooo:rsid="0071e84f" style:font-weight-asian="normal" style:font-weight-complex="normal"/>
    </style:style>
    <style:style style:name="T75" style:family="text">
      <style:text-properties fo:color="#ff00ff" loext:opacity="100%" fo:font-style="italic" style:font-style-asian="italic" style:font-style-complex="italic"/>
    </style:style>
    <style:style style:name="T76" style:family="text">
      <style:text-properties fo:color="#ff00ff" loext:opacity="100%" fo:font-style="italic" officeooo:rsid="005cfea3" style:font-style-asian="italic" style:font-style-complex="italic"/>
    </style:style>
    <style:style style:name="T77" style:family="text">
      <style:text-properties officeooo:rsid="00832315"/>
    </style:style>
    <style:style style:name="T78" style:family="text">
      <style:text-properties officeooo:rsid="008b44dc"/>
    </style:style>
    <style:style style:name="T79" style:family="text">
      <style:text-properties officeooo:rsid="008e9461"/>
    </style:style>
    <style:style style:name="T80" style:family="text">
      <style:text-properties officeooo:rsid="0090d560"/>
    </style:style>
    <style:style style:name="T81" style:family="text">
      <style:text-properties officeooo:rsid="0094dd81"/>
    </style:style>
    <style:style style:name="T82" style:family="text">
      <style:text-properties officeooo:rsid="0096be1c"/>
    </style:style>
    <style:style style:name="T83" style:family="text">
      <style:text-properties officeooo:rsid="0097ca01"/>
    </style:style>
    <style:style style:name="T84" style:family="text">
      <style:text-properties officeooo:rsid="00a36e83"/>
    </style:style>
    <style:style style:name="T85" style:family="text">
      <style:text-properties officeooo:rsid="00aa7c8a"/>
    </style:style>
    <style:style style:name="T86" style:family="text">
      <style:text-properties officeooo:rsid="00ab6848"/>
    </style:style>
    <style:style style:name="T87" style:family="text">
      <style:text-properties officeooo:rsid="00ac1b94"/>
    </style:style>
    <style:style style:name="T88" style:family="text">
      <style:text-properties officeooo:rsid="00b48e8c"/>
    </style:style>
    <style:style style:name="T89" style:family="text">
      <style:text-properties officeooo:rsid="00b63cb7"/>
    </style:style>
    <style:style style:name="T90" style:family="text">
      <style:text-properties officeooo:rsid="00b87fb1"/>
    </style:style>
    <style:style style:name="T91" style:family="text">
      <style:text-properties officeooo:rsid="00ba329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Harmadik</text:span> programozás házi feladat</text:p>
      <text:p text:style-name="P4">Math Function Visualizer: <text:span text:style-name="T89">Dokumentáció</text:span></text:p>
      <text:p text:style-name="P3">Adatok:</text:p>
      <text:list xml:id="list3750945142" text:style-name="L1">
        <text:list-item>
          <text:p text:style-name="P5">Név: Morvai Barnabás</text:p>
        </text:list-item>
        <text:list-item>
          <text:p text:style-name="P5">Neptun: E0HB0N</text:p>
        </text:list-item>
        <text:list-item>
          <text:p text:style-name="P5">Státusz: <text:span text:style-name="T91">Kész</text:span></text:p>
        </text:list-item>
        <text:list-item>
          <text:p text:style-name="P5">Dátum: 2024.1<text:span text:style-name="T8">1.25.</text:span></text:p>
        </text:list-item>
      </text:list>
      <text:p text:style-name="P3"/>
      <text:p text:style-name="P41">Program leírása</text:p>
      <text:p text:style-name="P6">A kész alkalmazás a specifikáció szerint lett megvalósítva. Képes matematika<text:span text:style-name="T85">i</text:span> függvények megjelenítésére, azok elmentésére, majd a mentett állapot visszatöltésére.</text:p>
      <text:p text:style-name="P6"/>
      <text:p text:style-name="P43">Az ablak</text:p>
      <text:p text:style-name="P7">A megnyíló ablak egy <text:span text:style-name="T22">JFrame</text:span>-ből leszármazó saját <text:span text:style-name="T22">Frame</text:span> osztály. Azért származtattam le, mert így konstruktoron belül be tudom állítani minden paraméterét. Ebben az osztályban találhatóak meg a grafikus elemek példányai, mint a kirajzolt függvények, az oldalsó panel és az ablak tetején található menü. <text:span text:style-name="T11">Ez az osztály kezeli </text:span><text:span text:style-name="T85">a</text:span><text:span text:style-name="T11"> függvények hozzáadását és eltávolítását, </text:span><text:span text:style-name="T85">valamint</text:span><text:span text:style-name="T11"> a menüsorban található mentés, betöltés funkciót mivel ezek a </text:span><text:span text:style-name="T23">Frame</text:span><text:span text:style-name="T11">-ben található függvények</text:span><text:span text:style-name="T86">et</text:span><text:span text:style-name="T11"> és a hozzájuk tartozó grafikus elemeket módosítják.</text:span></text:p>
      <text:p text:style-name="P8">Az ábrázolt függvényeket úgy lehet jobban megvizsgálni, ha vagy közelebbről vagy éppen távolabbról nézzük őket, amit az egér görgőjével lehet vezérelni. <text:span text:style-name="T87">E</text:span>zért ezt a funkciót az ablak implementálja a <text:span text:style-name="T22">MouseWheelListener</text:span> interfészből és definiálja, hogy mi történjen ha megmozdul a görgő.</text:p>
      <text:p text:style-name="P9"/>
      <text:p text:style-name="P14"><text:span text:style-name="T12">public class</text:span> Frame <text:span text:style-name="T12">extends</text:span> JFrame <text:span text:style-name="T12">implements</text:span> MouseWheelListener</text:p>
      <text:p text:style-name="P11"/>
      <text:p text:style-name="P42">Függvények</text:p>
      <text:p text:style-name="P12">Minden függvény kirajzolásáért a <text:span text:style-name="T4">java.awt</text:span> könyvtárban található <text:span text:style-name="T22">Polygon</text:span> felel, ami úgy működik, hogy egy <text:span text:style-name="T6">x</text:span> ponthoz rendel egy <text:span text:style-name="T6">y</text:span> koordinátát, amit később majd egy <text:span text:style-name="T45">drawPolyline</text:span> függvény ki fog tudni rajzolni bármilyen <text:span text:style-name="T22">JPanel</text:span>-re. <text:span text:style-name="T9">Kívülről nézve, ha ki akarunk rajzolni egy függvényt elég csak a </text:span><text:span text:style-name="T24">Polygon</text:span><text:span text:style-name="T9"> objektuma, nincs szükség arra a tudásra, hogy az most a függvényeken belül éppen melyik. Ezért minden függvény egy absztrakt </text:span><text:span text:style-name="T24">Function</text:span><text:span text:style-name="T9"> osztályból származik le. </text:span></text:p>
      <text:p text:style-name="P13"/>
      <text:p text:style-name="P15"><text:span text:style-name="T12">public abstract class</text:span> Function <text:span text:style-name="T12">implements</text:span> Serializable</text:p>
      <text:p text:style-name="P15"><text:tab/><text:span text:style-name="T12">public class</text:span> LinearFunction <text:span text:style-name="T12">extends</text:span> Function</text:p>
      <text:p text:style-name="P15"><text:tab/><text:span text:style-name="T12">public class</text:span> PowerFunction <text:span text:style-name="T12">extends</text:span> Function</text:p>
      <text:p text:style-name="P15"><text:tab/><text:span text:style-name="T12">public class </text:span>ExponentialFunction <text:span text:style-name="T12">extends</text:span> Function</text:p>
      <text:p text:style-name="P15"><text:tab/><text:span text:style-name="T12">public class</text:span> Sinus <text:span text:style-name="T12">extends</text:span> Function</text:p>
      <text:p text:style-name="P15"><text:tab/><text:span text:style-name="T12">public class</text:span> Cosine <text:span text:style-name="T12">extends </text:span>Function</text:p>
      <text:p text:style-name="P15"/>
      <text:p text:style-name="P28">A Function osztály implementálja a Serializable interfészt, mert ez az aktuális állapot elmentéséhez elengedhetetlen. <text:span text:style-name="T66">Mivel a különböző függvények ebből származnak le így ők is meg fogják kapni ezt a tulajdonságot.</text:span></text:p>
      <text:p text:style-name="P28"/>
      <text:p text:style-name="P29"><text:span text:style-name="T10">Először úgy gondoltam, hogy a </text:span><text:span text:style-name="T25">Polygon</text:span><text:span text:style-name="T10"> kiszámítása majd absztrakt lesz és a függvények külön külön csinálják majd, de belegondolva minden függvénynél ugyanúgy működik, kiszámolom az </text:span><text:span text:style-name="T7">x</text:span><text:span text:style-name="T10"> és </text:span><text:span text:style-name="T7">y</text:span><text:span text:style-name="T10"> koordinátát. Ebből kiindulva a </text:span><text:span text:style-name="T46">calculatePolygon</text:span><text:span text:style-name="T10"> függvény nem absztrakt, hanem a </text:span><text:span text:style-name="T25">Function</text:span><text:span text:style-name="T10"> részre, ami </text:span><text:soft-page-break/><text:span text:style-name="T10">viszont absztrakt, hogy az egyes függvények, adott pixel-hez a képernyőn milyen </text:span><text:span text:style-name="T7">x</text:span><text:span text:style-name="T10"> és milyen </text:span><text:span text:style-name="T7">y</text:span><text:span text:style-name="T10"> koordinátát rendelnek. Így van két függvény, a </text:span><text:span text:style-name="T46">calculateXCoordinate</text:span><text:span text:style-name="T10"> és a </text:span><text:span text:style-name="T46">calculateYCoordinate</text:span><text:span text:style-name="T10"> és minden leszármazott függvény csak ezeket definiálja felül.</text:span></text:p>
      <text:p text:style-name="P29"/>
      <text:p text:style-name="P20"><text:span text:style-name="T12">protected abstract float</text:span> <text:span text:style-name="T44">calculateXCoordinate</text:span>(<text:span text:style-name="T12">int</text:span> position)</text:p>
      <text:p text:style-name="P20"><text:span text:style-name="T12">protected abstract float</text:span> <text:span text:style-name="T44">calculateYCoordinate</text:span>(<text:span text:style-name="T12">int</text:span> position)</text:p>
      <text:p text:style-name="P30"/>
      <text:p text:style-name="P31">Első nekifutásra minden függvény egy <text:span text:style-name="T22">JPanel</text:span>-ből származott le és a <text:span text:style-name="T45">paintComponent</text:span> rögtön ki is rajzolta a függvény <text:span text:style-name="T31">Poly</text:span><text:span text:style-name="T32">g</text:span><text:span text:style-name="T31">o</text:span><text:span text:style-name="T32">n</text:span> objektumát, de így nem valósult meg az, hogy a kirajzolni kívánt objektumok önmagukban is megállják a helyüket. Így viszont ezt a függvény osztályt máshol is lehetne alkalmazni hiszen nem egy grafikus elem.</text:p>
      <text:p text:style-name="P31"/>
      <text:p text:style-name="P44">Az <text:s/>oldalsó menü</text:p>
      <text:p text:style-name="P32">Az oldalsó menü, avagy panel a <text:span text:style-name="T22">Frame</text:span> része és az ablak jobb oldalán foglal helyet, a <text:span text:style-name="T22">Frame</text:span> BorderLayout.<text:span text:style-name="T75">EAST</text:span> részén,<text:span text:style-name="T67"> rálógva a függvényekre, </text:span><text:span text:style-name="T68">amik a BorderLayout.</text:span><text:span text:style-name="T76">CENTER</text:span><text:span text:style-name="T68"> részen vannak.</text:span></text:p>
      <text:p text:style-name="P32"/>
      <text:p text:style-name="P18"><text:span text:style-name="T71">sideMenu</text:span> = <text:span text:style-name="T12">new</text:span> <text:span text:style-name="T21">SideMenu</text:span>(<text:span text:style-name="T12">this</text:span>)</text:p>
      <text:p text:style-name="P18"><text:span text:style-name="T12">this</text:span>.<text:span text:style-name="T44">add</text:span>(<text:span text:style-name="T71">sideMenu</text:span>, BorderLayout.<text:span text:style-name="T71">EAST</text:span>)</text:p>
      <text:p text:style-name="P19"><text:span text:style-name="T71">layeredPane</text:span>.<text:span text:style-name="T44">add</text:span>(<text:span text:style-name="T71">coordinateSystem</text:span>)</text:p>
      <text:p text:style-name="P19"><text:span text:style-name="T13">this</text:span><text:span text:style-name="T70">.</text:span><text:span text:style-name="T48">add</text:span><text:span text:style-name="T70">(</text:span><text:span text:style-name="T72">layeredPane</text:span><text:span text:style-name="T70">, BorderLayout.</text:span><text:span text:style-name="T72">CENTER</text:span><text:span text:style-name="T70">)</text:span></text:p>
      <text:p text:style-name="P32"/>
      <text:p text:style-name="P33">Leglényegesebb funkciója az új függvények hozzáadása, ami gombokkal történik. Minden függvény <text:span text:style-name="T69">típushoz</text:span> tartozik egy gomb, amit megnyomva felugrik egy ablak, ahol meg lehet adni az adott függvény paramétereit. Az oké gombra kattintva az ablak bezárul és a paramétereknek megfelelő függvény létrejön a képernyőn.</text:p>
      <text:p text:style-name="P33"/>
      <text:p text:style-name="P21"><text:span text:style-name="T21">JPanel</text:span> <text:span text:style-name="T71">buttonPanel</text:span> = <text:span text:style-name="T12">new</text:span> <text:span text:style-name="T21">JPanel</text:span>()</text:p>
      <text:p text:style-name="P21"><text:span text:style-name="T21">String[]</text:span> buttons = <text:span text:style-name="T12">new</text:span> <text:span text:style-name="T21">String[]</text:span> {</text:p>
      <text:p text:style-name="P21"><text:tab/>„Add Linear Function”,</text:p>
      <text:p text:style-name="P21"><text:tab/>„Add Power Function”,</text:p>
      <text:p text:style-name="P21"><text:tab/>„Add Exponential Function”,</text:p>
      <text:p text:style-name="P21"><text:tab/>„Add Sinus Function”</text:p>
      <text:p text:style-name="P21"><text:tab/>„Add Cosine Function”</text:p>
      <text:p text:style-name="P21">}</text:p>
      <text:p text:style-name="P33"/>
      <text:p text:style-name="P33">Emellett a hozzáadó gombok alatt helyet kapott egy lista, ami gombokból áll és egy-egy gomb a képernyőn látható függvények egyikét reprezentálja, a gomb lenyomásával a gombhoz tartozó függvény törlődik a modellből. <text:span text:style-name="T69">A gombokon található szöveg a ábrázolandó függvény típusának megfelelő nevet kap és a színe pedig a tényleges függvény színével megegyező.</text:span></text:p>
      <text:p text:style-name="P33"/>
      <text:p text:style-name="P22"><text:span text:style-name="T14">f</text:span><text:span text:style-name="T12">or</text:span> (<text:span text:style-name="T21">Function</text:span> function : <text:span text:style-name="T71">frame</text:span>.<text:span text:style-name="T71">functions</text:span>.<text:span text:style-name="T44">keySet</text:span>()) {</text:p>
      <text:p text:style-name="P22"><text:tab/><text:span text:style-name="T21">Button</text:span> button = <text:span text:style-name="T12">new</text:span> <text:span text:style-name="T21">Button</text:span>(function.<text:span text:style-name="T44">getName</text:span>(), <text:span text:style-name="T71">buttonWidth</text:span>, function.<text:span text:style-name="T71">color</text:span>);</text:p>
      <text:p text:style-name="P22"><text:tab/>button.<text:span text:style-name="T44">addActionListener</text:span>(<text:span text:style-name="T12">new</text:span> <text:span text:style-name="T21">ButtonListener</text:span>(<text:span text:style-name="T71">frame</text:span>, <text:span text:style-name="T71">buttonsOfFunctions</text:span>);</text:p>
      <text:p text:style-name="P22"><text:tab/><text:span text:style-name="T71">buttonsOfFunctions</text:span>.<text:span text:style-name="T44">put</text:span>(button, function);</text:p>
      <text:p text:style-name="P22"/>
      <text:p text:style-name="P22"><text:tab/><text:span text:style-name="T71">functionPanel</text:span>.<text:span text:style-name="T44">add</text:span>(button);</text:p>
      <text:p text:style-name="P22">}</text:p>
      <text:p text:style-name="P10"><text:soft-page-break/><text:span text:style-name="T60">Ez a részlet az </text:span><text:span text:style-name="T47">updateMenu</text:span><text:span text:style-name="T60"> függvény része, ami update-notify rendszer megvalósítás egy fontos része. Ezek a gombok tartalmaznak egy </text:span><text:span text:style-name="T33">ButtonListener</text:span><text:span text:style-name="T60">-t, amik </text:span><text:span text:style-name="T33">ActionListener</text:span><text:span text:style-name="T60"> interfészt implementálnak. Ez a Listener megkapja az ablak referenciáját, a függvényeket és azok gombjait tarta</text:span><text:span text:style-name="T61">l</text:span><text:span text:style-name="T60">mazó </text:span><text:span text:style-name="T33">HashMap</text:span><text:span text:style-name="T60">-et.</text:span></text:p>
      <text:p text:style-name="P24"><text:span text:style-name="T2"/></text:p>
      <text:p text:style-name="P23"><text:span text:style-name="T15">public void</text:span><text:span text:style-name="T1"> </text:span><text:span text:style-name="T49">actionPerformed</text:span><text:span text:style-name="T1">(</text:span><text:span text:style-name="T34">ActionEvent</text:span><text:span text:style-name="T1"> event) {</text:span></text:p>
      <text:p text:style-name="P23"><text:span text:style-name="T1"><text:tab/></text:span><text:span text:style-name="T34">Button</text:span><text:span text:style-name="T1"> clickedButton <text:s/>= (</text:span><text:span text:style-name="T34">Button</text:span><text:span text:style-name="T1">) event.</text:span><text:span text:style-name="T49">getSource</text:span><text:span text:style-name="T1">();</text:span></text:p>
      <text:p text:style-name="P23"><text:span text:style-name="T1"><text:tab/></text:span><text:span text:style-name="T34">List</text:span><text:span text:style-name="T1">&lt;</text:span><text:span text:style-name="T34">Map</text:span><text:span text:style-name="T1">.</text:span><text:span text:style-name="T34">Entry</text:span><text:span text:style-name="T1">&lt;</text:span><text:span text:style-name="T34">Button</text:span><text:span text:style-name="T1">, </text:span><text:span text:style-name="T34">Function</text:span><text:span text:style-name="T1">» toRemove = </text:span><text:span text:style-name="T15">new</text:span><text:span text:style-name="T1"> </text:span><text:span text:style-name="T34">ArrayList</text:span><text:span text:style-name="T1">&lt;&gt;();</text:span></text:p>
      <text:p text:style-name="P23"><text:span text:style-name="T1"/></text:p>
      <text:p text:style-name="P23"><text:span text:style-name="T1"><text:tab/></text:span><text:span text:style-name="T15">for</text:span><text:span text:style-name="T1"> (</text:span><text:span text:style-name="T34">Map</text:span><text:span text:style-name="T1">.</text:span><text:span text:style-name="T34">Entry</text:span><text:span text:style-name="T1">&lt;</text:span><text:span text:style-name="T34">Button</text:span><text:span text:style-name="T1">, </text:span><text:span text:style-name="T34">Function</text:span><text:span text:style-name="T1">&gt; entry : </text:span><text:span text:style-name="T73">buttons</text:span><text:span text:style-name="T1">.</text:span><text:span text:style-name="T49">entrySet</text:span><text:span text:style-name="T1">()) {</text:span></text:p>
      <text:p text:style-name="P23"><text:span text:style-name="T1"><text:tab/><text:tab/></text:span><text:span text:style-name="T34">Button</text:span><text:span text:style-name="T1"> button = entry.</text:span><text:span text:style-name="T49">getKey</text:span><text:span text:style-name="T1">();</text:span></text:p>
      <text:p text:style-name="P23"><text:span text:style-name="T1"/></text:p>
      <text:p text:style-name="P23"><text:span text:style-name="T1"><text:tab/><text:tab/></text:span><text:span text:style-name="T15">if</text:span><text:span text:style-name="T1"> (clickedButton.</text:span><text:span text:style-name="T49">equals</text:span><text:span text:style-name="T1">(button))</text:span></text:p>
      <text:p text:style-name="P23"><text:span text:style-name="T1"><text:tab/><text:tab/><text:tab/>toRemove.</text:span><text:span text:style-name="T49">add</text:span><text:span text:style-name="T1">(entry);</text:span></text:p>
      <text:p text:style-name="P23"><text:span text:style-name="T1"><text:tab/><text:tab/>}</text:span></text:p>
      <text:p text:style-name="P23"><text:span text:style-name="T1"><text:tab/>}</text:span></text:p>
      <text:p text:style-name="P23"><text:span text:style-name="T1"/></text:p>
      <text:p text:style-name="P23"><text:span text:style-name="T1"><text:tab/></text:span><text:span text:style-name="T16">for</text:span><text:span text:style-name="T3"> (</text:span><text:span text:style-name="T35">Map</text:span><text:span text:style-name="T3">.</text:span><text:span text:style-name="T35">Entry</text:span><text:span text:style-name="T3">&lt;</text:span><text:span text:style-name="T35">Button</text:span><text:span text:style-name="T3">, </text:span><text:span text:style-name="T35">Function</text:span><text:span text:style-name="T3">&gt; entry : toRemove) {</text:span></text:p>
      <text:p text:style-name="P23"><text:span text:style-name="T3"><text:tab/><text:tab/></text:span><text:span text:style-name="T74">frame</text:span><text:span text:style-name="T3">.</text:span><text:span text:style-name="T50">removeFunction</text:span><text:span text:style-name="T3">(entry.</text:span><text:span text:style-name="T50">getValue</text:span><text:span text:style-name="T3">());</text:span></text:p>
      <text:p text:style-name="P23"><text:span text:style-name="T3"><text:tab/><text:tab/></text:span><text:span text:style-name="T74">buttons</text:span><text:span text:style-name="T3">.</text:span><text:span text:style-name="T50">remove</text:span><text:span text:style-name="T3">(entry.</text:span><text:span text:style-name="T50">getKey</text:span><text:span text:style-name="T3">());</text:span></text:p>
      <text:p text:style-name="P23"><text:span text:style-name="T3"><text:tab/>}</text:span></text:p>
      <text:p text:style-name="P25"><text:span text:style-name="T1">}</text:span></text:p>
      <text:p text:style-name="P25"><text:span text:style-name="T3"/></text:p>
      <text:p text:style-name="P26"><text:span text:style-name="T60">Ha egy ilyen gomb megnyomásra kerül azt a ButtonListener érzékelni fogja. A </text:span><text:span text:style-name="T49">getS</text:span><text:span text:style-name="T51">o</text:span><text:span text:style-name="T49">urce</text:span><text:span text:style-name="T60"> metódussal lekérdezi, hogy melyik gombot nyomták meg, a </text:span><text:span text:style-name="T34">HashMap</text:span><text:span text:style-name="T60">-ből kikeresi, hogy <text:s/></text:span><text:span text:style-name="T61">ahhoz a gombhoz</text:span><text:span text:style-name="T60"> melyik függvény tartozik és az ablak referenciáján keresztül meghívja a </text:span><text:span text:style-name="T49">removeFunction</text:span><text:span text:style-name="T60"> metódust és átadja neki a függvényt, amit az ablak a saját implementációjának megfelelően töröl a képernyőről. </text:span><text:span text:style-name="T62">Viszont ha ez ennyi lenne, akkor a gomb amit megnyomtunk ugyanúgy ott maradna viszont törölt objektumra mutatna, a gomb ami nagy hiba lenne. Ezért a függvényt törlő metódusban a törlés után meg lesz hívva az oldalsó menü </text:span><text:span text:style-name="T52">updateMenu</text:span><text:span text:style-name="T62"> metódusa, ami az ablakban található függvényeket listázza ki gombokként és adja hozzájuk a megfelelő függvényt és Listener-t, </text:span><text:span text:style-name="T63">hogy működjön a törlés.</text:span></text:p>
      <text:p text:style-name="P26"><text:span text:style-name="T63"/></text:p>
      <text:p text:style-name="P17"><text:span text:style-name="T12">public abstract class</text:span> <text:span text:style-name="T77">PopupWindow</text:span> <text:span text:style-name="T18">extends</text:span><text:span text:style-name="T77"> JDialog</text:span></text:p>
      <text:p text:style-name="P17"><text:tab/><text:span text:style-name="T12">public class</text:span> Linear<text:span text:style-name="T77">Window</text:span> <text:span text:style-name="T12">extends</text:span> <text:s/><text:span text:style-name="T77">PopupWindow</text:span></text:p>
      <text:p text:style-name="P17"><text:tab/><text:span text:style-name="T12">public class</text:span> Power<text:span text:style-name="T77">Window</text:span> <text:span text:style-name="T12">extends</text:span> <text:s/><text:span text:style-name="T77">PopupWindow</text:span></text:p>
      <text:p text:style-name="P17"><text:tab/><text:span text:style-name="T12">public class </text:span>Exponential<text:span text:style-name="T77">Window</text:span> <text:span text:style-name="T12">extends</text:span> <text:s/><text:span text:style-name="T77">PopupWindow</text:span></text:p>
      <text:p text:style-name="P17"><text:tab/><text:span text:style-name="T12">public class</text:span> Sinus<text:span text:style-name="T77">Window</text:span> <text:span text:style-name="T12">extends</text:span> <text:s/><text:span text:style-name="T77">PopupWindow</text:span></text:p>
      <text:p text:style-name="P17"><text:span text:style-name="T59"><text:tab/></text:span><text:span text:style-name="T17">public class</text:span><text:span text:style-name="T59"> Cosine</text:span><text:span text:style-name="T58">Window</text:span><text:span text:style-name="T59"> </text:span><text:span text:style-name="T17">extends </text:span><text:span text:style-name="T58">PopupWindow</text:span></text:p>
      <text:p text:style-name="P26"><text:span text:style-name="T63"/></text:p>
      <text:p text:style-name="P27"><text:span text:style-name="T63">A </text:span><text:span text:style-name="T60">függvényt hozzáadó gombok megnyomására megnyíló ablakok hasonlóan magukhoz a függvényekhez egy absztrakt osztály leszármazása utáni specializációk. Minden függvényhez tartozó ablak egy </text:span><text:span text:style-name="T34">PopupWindow</text:span><text:span text:style-name="T60"> osztály, ami a </text:span><text:span text:style-name="T34">JDialog</text:span><text:span text:style-name="T60">-ból származik le. </text:span><text:span text:style-name="T64">A konstruktor beállít mindent, hogy azt már ne kelljen a leszármazottaknak megcsinálniuk. Van még egy </text:span><text:span text:style-name="T53">saveParameters</text:span><text:span text:style-name="T64"> nevű metódus, ami absztrakt mert azt minden függvény esetében máshogy kell, így azt majd minden függvény esetén a függvény paramétereinek megfelelően implementáltam az absztrakt metódus felüldefiniálásakor.</text:span></text:p>
      <text:p text:style-name="P27"><text:span text:style-name="T64"/></text:p>
      <text:p text:style-name="P16"/>
      <text:p text:style-name="P45"><text:soft-page-break/>Működés</text:p>
      <text:p text:style-name="P34">Egy példán bemutatva a program könnyen bemutatható.</text:p>
      <text:p text:style-name="P34"/>
      <text:p text:style-name="P34">Amikor elindítjuk a programot a belépési ponton, példányosulni fog egy <text:span text:style-name="T26">F</text:span><text:span text:style-name="T22">rame</text:span> az előre meghatározott paraméterekkel amik nem mások, mint az ablak magassága, szélessége, a koordináta rendszeren található egy egység pixelben mért távolsága az <text:span text:style-name="T6">x</text:span> és <text:span text:style-name="T6">y</text:span> tengelyen, és az egész számot jelző vonal hossza, a két tengelyen külön-külön. <text:span text:style-name="T78">Ezek a paraméterek a </text:span><text:span text:style-name="T27">Frame</text:span><text:span text:style-name="T78"> konstruktor meghívása előtt szerepelnek, így ezeket átírva tudjuk megmondani ezek értékeit.</text:span></text:p>
      <text:p text:style-name="P34"/>
      <text:p text:style-name="P35">Az ablak konstruktora beállítja a kívánt méretet, az X gombbal való bezárás lehetőségét, háttérszínt, az ablak középre való elhelyezését, letiltja az átméretezhetőség. Létrehozza az oldalsó menüt, a fenti menüsávot, a koordinátarendszert, amit egy <text:span text:style-name="T22">LayeredPane</text:span>-be tesz, ahova később a függvények is kerülni fognak. Ezek létrejötte után minden az ablak része lesz és megjelenik minden a képernyőn.</text:p>
      <text:p text:style-name="P35"/>
      <text:p text:style-name="P35">Kezdetben egy üres koordinátarendszer fogadja a felhasználót. Függvényt hozzáadni a már említett gombokkal lehet vagy korábbi állapotot tartalmazó txt fájllal. A betöltést a menüből érjük el a File menüpont alatt a Load opcióval, ami egy könyvtérböngészőt hoz elő és az egész számítógépen kereshetünk ilyen szöveges fájlokat. Találat esetén a mentés gombbal, rögtön be is töltődik a fájlban mentett állapot.</text:p>
      <text:p text:style-name="P35"/>
      <text:p text:style-name="P36">Gombbal való hozzáadás esetén a gombok által tartalmazott <text:span text:style-name="T22">FunctionListener</text:span> kezeli le az eseményt hasonló logikát követve, mint a <text:span text:style-name="T22">ButtonListener</text:span> esetében. A Listener azonosítja a gomb szövege alapján, hogy milyen függvényt szeretnénk hozzáadni és a megfelelő ablakot előhozva és a paramétereket kitöltve hozzáadja az ablak referenciáján keresztül a kívánt függvényt, ami meghívja az oldalsó menü <text:span text:style-name="T45">updateMenu</text:span> metódusát, hogy az aktuálisak legyenek kilistázva. <text:span text:style-name="T79">Természetesen tetszőleges mennyiséget hozzáadhatunk.</text:span></text:p>
      <text:p text:style-name="P36"/>
      <text:p text:style-name="P37"><text:span text:style-name="T79">Abban az esetben ha az adott állapotot el akarjuk menteni, a File menüpont alatt található Save opcióval elmenthetjük, ami feldob egy könyvtárböngészőt és tetszőleges mappába tetszőleges névvel elmenthetjük azt, </text:span><text:span text:style-name="T80">amit később visszatölthetünk.</text:span></text:p>
      <text:p text:style-name="P37"/>
      <text:p text:style-name="P38"><text:span text:style-name="T81">Függvény törlés és hozzáadás esetén törölni kell a függvényt, viszont a függvény önmagában nem ábárzolható ezért kell egy objektum, amire lehet rajzolni. Ezt úgy oldottam meg, hogy csináltam egy </text:span><text:span text:style-name="T28">DrawablePanel</text:span><text:span text:style-name="T81"> osztályt ami kap egy függvényt és a függvény </text:span><text:span text:style-name="T28">Poly</text:span><text:span text:style-name="T30">gon</text:span><text:span text:style-name="T81"> objektumát kirajzolja. </text:span><text:span text:style-name="T82">A kettőt pedig párba rendezve tárolom egy </text:span><text:span text:style-name="T29">HashMap</text:span><text:span text:style-name="T82">-ben, hogy törlés esetén tudjam, hogy melyik függvényhez melyik panel tartozik. Viszont itt figyelni kell arra, hogy ne csak magát a függvényt töröljem, hanem a panelt is, ami viszont egy </text:span><text:span text:style-name="T29">LayeredPane</text:span><text:span text:style-name="T82">-ben van.</text:span></text:p>
      <text:p text:style-name="P38"/>
      <text:p text:style-name="P38"><text:span text:style-name="T83">A menü utolsó része a Help, ezen belül található a Documentation opció, amivel ezt a dokumentációt lehet megnyitni az adott számítógép alapértelemzett pdf nezegetőjével.</text:span></text:p>
      <text:p text:style-name="P38"/>
      <text:p text:style-name="P40"/>
      <text:p text:style-name="P38"/>
      <text:p text:style-name="P39"/>
      <text:p text:style-name="P39"/>
      <text:p text:style-name="P39"/>
      <text:p text:style-name="P39">GitHub link: <text:a xlink:type="simple" xlink:href="https://github.com/Leveskockaaa/Math-Function-Visualizer" text:style-name="Internet_20_link" text:visited-style-name="Visited_20_Internet_20_Link">https://github.com/Leveskockaaa/Math-Function-Visualize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rsa" svg:font-family="Yrsa" style:font-pitch="variable"/>
    <style:font-face style:name="Yrsa SemiBold" svg:font-family="'Yrsa SemiBold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0402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c94c" officeooo:paragraph-rsid="0029c94c"/>
    </style:style>
    <style:style style:name="MT1" style:family="text">
      <style:text-properties fo:background-color="transparent" loext:char-shading-value="0"/>
    </style:style>
    <style:style style:name="MT2" style:family="text">
      <style:text-properties officeooo:rsid="00b48e8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style:num-format="1, 2, 3, ..." text:select-page="current">4</text:page-number></text:span><text:tab/><text:tab/><text:span text:style-name="MT2">Morvai Barnabá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8:05:05.577486071</meta:creation-date>
    <dc:date>2024-11-25T16:28:43.503591635</dc:date>
    <meta:editing-duration>PT4H57M44S</meta:editing-duration>
    <meta:editing-cycles>99</meta:editing-cycles>
    <meta:generator>LibreOffice/7.3.7.2$Linux_X86_64 LibreOffice_project/30$Build-2</meta:generator>
    <meta:document-statistic meta:table-count="0" meta:image-count="0" meta:object-count="0" meta:page-count="4" meta:paragraph-count="82" meta:word-count="1297" meta:character-count="9808" meta:non-whitespace-character-count="8550"/>
  </office:meta>
</office:document-meta>
</file>